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3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24-25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COMING GREAT TRIBULATION (24:1-13, 16b-22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COMING GREAT TRIBULATION (24:1-13, 16b-22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Great Tribulation-what it is (24:1-4, 6-13, 16b-22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Great Tribulation-what it is (24:1-4, 6-13, 16b-22)<text:s text:c="1"/></text:span><text:span text:style-name="a510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God himself will lay waste to the entire earth (24:1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All people and fallen angels will be judged (24:2-4, 21-2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Very few will survive (24:6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appiness will no longer exist (24:7-1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Evil and treachery will be everywhere (24:16b-1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earth will stagger like a drunkard (24:19-2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THE COMING GREAT TRIBULATION (24:1-13, 16b-22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Great Tribulation-what it is (24:1-4, 6-13, 16b-22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Great Tribulation-why it occurs (24: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ISAIAH 24-25<text:s text:c="1"/></text:span><text:span text:style-name="a552" text:class-names=""/></text:p>
          </draw:text-box>
          <svg:title/>
          <svg:desc/>
        </draw:frame>
        <draw:frame draw:id="id101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THE COMING GREAT TRIBULATION (24:1-13, 16b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THE COMING GLORIOUS MILLENNIUM (24:14-16a, 23; 25:1-1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1-title-Title-Slide" presentation:presentation-page-layout-name="Master1-PPL1" draw:id="Slide-262">
        <draw:frame draw:id="id102" presentation:style-name="a569" draw:name="Title 1" svg:x="1.38in" svg:y="0.83in" svg:width="10.3in" svg:height="4.42in" presentation:class="title" presentation:placeholder="false">
          <draw:text-box>
            <text:p text:style-name="a568" text:class-names="" text:cond-style-name=""><text:span text:style-name="a566" text:class-names="">THE COMING GLORIOUS MILLENNIUM (24:14-16a, 23; 25:1-12)<text:s text:c="1"/></text:span><text:span text:style-name="a567" text:class-names=""/></text:p>
          </draw:text-box>
          <svg:title/>
          <svg:desc/>
        </draw:frame>
        <draw:frame draw:id="id103" presentation:style-name="a574" draw:name="Subtitle 2" svg:x="1.38in" svg:y="5.25in" svg:width="10.3in" svg:height="1.85in" presentation:class="subtitle" presentation:placeholder="false">
          <draw:text-box>
            <text:p text:style-name="a571" text:class-names="" text:cond-style-name=""><text:span text:style-name="a570" text:class-names=""><text:s text:c="1"/>The promise (24:14-16a, 23)<text:s text:c="1"/></text:span></text:p>
            <text:p text:style-name="a573" text:class-names="" text:cond-style-name=""><text:span text:style-name="a572" text:class-names=""/></text:p>
          </draw:text-box>
          <svg:title/>
          <svg:desc/>
        </draw:frame>
      </draw:page>
      <draw:page draw:name="Slide8" draw:style-name="a575" draw:master-page-name="Master1-Layout12-tx-Title-and-Text" presentation:presentation-page-layout-name="Master1-PPL12" draw:id="Slide-263">
        <draw:frame draw:id="id104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promise (24:14-16a, 23)<text:s text:c="1"/></text:span><text:span text:style-name="a577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Joy and singing will fill the earth (24:14-16a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God's glory will outshine the sun (24:2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THE COMING GLORIOUS MILLENNIUM (24:14-16a, 23; 25:1-12)<text:s text:c="1"/></text:span><text:span text:style-name="a592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promise (24:14-16a, 2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praises (25:1-1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3-twoColTx-Title-and-2-Column-Text" presentation:presentation-page-layout-name="Master1-PPL13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praises (25:1-12):<text:s text:c="1"/></text:span><text:span text:style-name="a607" text:class-names=""/></text:p>
          </draw:text-box>
          <svg:title/>
          <svg:desc/>
        </draw:frame>
        <draw:frame draw:id="id109" presentation:style-name="a622" draw:name="Text Placeholder 2" svg:x="1.38021in" svg:y="2in" svg:width="4.61632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His faithfulness (25:1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His salvation of the Gentiles (25:2-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is mercy (25:4-5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110" presentation:style-name="a638" draw:name="Text Placeholder 3" svg:x="6.16319in" svg:y="2in" svg:width="4.61632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His provision (25:6-7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is victory over death (25:8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is restoration of Israel (25:9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is judgment of his enemies (25:10-1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39" draw:master-page-name="Master1-Layout12-tx-Title-and-Text" presentation:presentation-page-layout-name="Master1-PPL12" draw:id="Slide-266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THE COMING GLORIOUS MILLENNIUM (24:14-16a, 23; 25:1-12)<text:s text:c="1"/></text:span><text:span text:style-name="a641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promise (24:14-16a, 23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raises (25:1-12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2" draw:style-name="a654" draw:master-page-name="Master1-Layout12-tx-Title-and-Text" presentation:presentation-page-layout-name="Master1-PPL12" draw:id="Slide-267">
        <draw:frame draw:id="id113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ISAIAH 24-25<text:s text:c="1"/></text:span><text:span text:style-name="a656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THE COMING GREAT TRIBULATION (24:1-13, 16b-2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COMING GLORIOUS MILLENNIUM (24:14-16a, 23; 25:1-12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-title-Title-Slide" presentation:presentation-page-layout-name="Master1-PPL1" draw:id="Slide-268">
        <draw:frame draw:id="id115" presentation:style-name="a673" draw:name="Title 1" svg:x="1.38in" svg:y="0.83in" svg:width="10.3in" svg:height="4.42in" presentation:class="title" presentation:placeholder="false">
          <draw:text-box>
            <text:p text:style-name="a672" text:class-names="" text:cond-style-name=""><text:span text:style-name="a670" text:class-names="">ISAIAH 26-27<text:s text:c="1"/></text:span><text:span text:style-name="a671" text:class-names=""/></text:p>
          </draw:text-box>
          <svg:title/>
          <svg:desc/>
        </draw:frame>
        <draw:frame draw:id="id116" presentation:style-name="a678" draw:name="Subtitle 2" svg:x="1.38in" svg:y="5.25in" svg:width="10.3in" svg:height="1.85in" presentation:class="subtitle" presentation:placeholder="false">
          <draw:text-box>
            <text:p text:style-name="a675" text:class-names="" text:cond-style-name=""><text:span text:style-name="a674" text:class-names="">STANZA ONE-ISRAEL'S SAVIOR (26:1-15):<text:s text:c="1"/></text:span></text:p>
            <text:p text:style-name="a677" text:class-names="" text:cond-style-name=""><text:span text:style-name="a676" text:class-names=""/></text:p>
          </draw:text-box>
          <svg:title/>
          <svg:desc/>
        </draw:frame>
      </draw:page>
      <draw:page draw:name="Slide14" draw:style-name="a679" draw:master-page-name="Master1-Layout12-tx-Title-and-Text" presentation:presentation-page-layout-name="Master1-PPL12" draw:id="Slide-269">
        <draw:frame draw:id="id117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STANZA ONE-ISRAEL'S SAVIOR (26:1-15):<text:s text:c="1"/></text:span><text:span text:style-name="a681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Thank God for his strength and peace (26:1-6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ank God for his righteous judgment (26:7-11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Thank God for his uniqueness (26:12-15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5" draw:style-name="a697" draw:master-page-name="Master1-Layout12-tx-Title-and-Text" presentation:presentation-page-layout-name="Master1-PPL12" draw:id="Slide-270">
        <draw:frame draw:id="id119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ISAIAH 26-27<text:s text:c="1"/></text:span><text:span text:style-name="a699" text:class-names=""/></text:p>
          </draw:text-box>
          <svg:title/>
          <svg:desc/>
        </draw:frame>
        <draw:frame draw:id="id120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STANZA ONE-ISRAEL'S SAVIOR (26:1-1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STANZA TWO-ISRAEL'S SUFFERING (26:16-18; 27:7-11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6" draw:style-name="a712" draw:master-page-name="Master1-Layout12-tx-Title-and-Text" presentation:presentation-page-layout-name="Master1-PPL12" draw:id="Slide-271">
        <draw:frame draw:id="id121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STANZA TWO-ISRAEL'S SUFFERING (26:16-18; 27:7-11):<text:s text:c="1"/></text:span><text:span text:style-name="a714" text:class-names=""/></text:p>
          </draw:text-box>
          <svg:title/>
          <svg:desc/>
        </draw:frame>
        <draw:frame draw:id="id122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sin (26:16; 27:7-11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symbol (26:17-18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7" draw:style-name="a727" draw:master-page-name="Master1-Layout12-tx-Title-and-Text" presentation:presentation-page-layout-name="Master1-PPL12" draw:id="Slide-272">
        <draw:frame draw:id="id123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ISAIAH 26-27<text:s text:c="1"/></text:span><text:span text:style-name="a729" text:class-names=""/></text:p>
          </draw:text-box>
          <svg:title/>
          <svg:desc/>
        </draw:frame>
        <draw:frame draw:id="id124" presentation:style-name="a744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STANZA ONE-ISRAEL'S SAVIOR (26:1-15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STANZA TWO-ISRAEL'S SUFFERING (26:16-18; 27:7-11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STANZA THREE-ISRAEL'S SALVATION (26:19; 27:12-1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8" draw:style-name="a745" draw:master-page-name="Master1-Layout12-tx-Title-and-Text" presentation:presentation-page-layout-name="Master1-PPL12" draw:id="Slide-273">
        <draw:frame draw:id="id125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STANZA THREE-ISRAEL'S SALVATION (26:19; 27:12-13):<text:s text:c="1"/></text:span><text:span text:style-name="a747" text:class-names=""/></text:p>
          </draw:text-box>
          <svg:title/>
          <svg:desc/>
        </draw:frame>
        <draw:frame draw:id="id126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Resurrection from the dead (26:19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Restoration to the land (27:12-13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19" draw:style-name="a760" draw:master-page-name="Master1-Layout12-tx-Title-and-Text" presentation:presentation-page-layout-name="Master1-PPL12" draw:id="Slide-274">
        <draw:frame draw:id="id127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ISAIAH 26-27<text:s text:c="1"/></text:span><text:span text:style-name="a762" text:class-names=""/></text:p>
          </draw:text-box>
          <svg:title/>
          <svg:desc/>
        </draw:frame>
        <draw:frame draw:id="id128" presentation:style-name="a780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STANZA ONE-ISRAEL'S SAVIOR (26:1-15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STANZA TWO-ISRAEL'S SUFFERING (26:16-18; 27:7-11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STANZA THREE-ISRAEL'S SALVATION (26:19; 27:12-13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STANZA FOUR-ISRAEL'S SECURITY (Isaiah 26:20-21; 27:1-6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0" draw:style-name="a781" draw:master-page-name="Master1-Layout1-title-Title-Slide" presentation:presentation-page-layout-name="Master1-PPL1" draw:id="Slide-275">
        <draw:frame draw:id="id129" presentation:style-name="a785" draw:name="Title 1" svg:x="1.38in" svg:y="0.83in" svg:width="10.3in" svg:height="4.42in" presentation:class="title" presentation:placeholder="false">
          <draw:text-box>
            <text:p text:style-name="a784" text:class-names="" text:cond-style-name=""><text:span text:style-name="a782" text:class-names="">STANZA FOUR-ISRAEL'S SECURITY (Isaiah 26:20-21; 27:1-6):<text:s text:c="1"/></text:span><text:span text:style-name="a783" text:class-names=""/></text:p>
          </draw:text-box>
          <svg:title/>
          <svg:desc/>
        </draw:frame>
        <draw:frame draw:id="id130" presentation:style-name="a790" draw:name="Subtitle 2" svg:x="1.38in" svg:y="5.25in" svg:width="10.3in" svg:height="1.85in" presentation:class="subtitle" presentation:placeholder="false">
          <draw:text-box>
            <text:p text:style-name="a787" text:class-names="" text:cond-style-name=""><text:span text:style-name="a786" text:class-names=""><text:s text:c="1"/>Protection during the Great Tribulation (Isaiah 26:20-21; 27:1)<text:s text:c="1"/></text:span></text:p>
            <text:p text:style-name="a789" text:class-names="" text:cond-style-name=""><text:span text:style-name="a788" text:class-names=""/></text:p>
          </draw:text-box>
          <svg:title/>
          <svg:desc/>
        </draw:frame>
      </draw:page>
      <draw:page draw:name="Slide21" draw:style-name="a791" draw:master-page-name="Master1-Layout12-tx-Title-and-Text" presentation:presentation-page-layout-name="Master1-PPL12" draw:id="Slide-276">
        <draw:frame draw:id="id131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26-27<text:s text:c="1"/></text:span><text:span text:style-name="a793" text:class-names=""/></text:p>
          </draw:text-box>
          <svg:title/>
          <svg:desc/>
        </draw:frame>
        <draw:frame draw:id="id132" presentation:style-name="a811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STANZA ONE-ISRAEL'S SAVIOR (26:1-15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STANZA TWO-ISRAEL'S SUFFERING (26:16-18; 27:7-11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STANZA THREE-ISRAEL'S SALVATION (26:19; 27:12-13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STANZA FOUR-ISRAEL'S SECURITY (Isaiah 26:20-21; 27:1-6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2" draw:style-name="a812" draw:master-page-name="Master1-Layout1-title-Title-Slide" presentation:presentation-page-layout-name="Master1-PPL1" draw:id="Slide-277">
        <draw:frame draw:id="id133" presentation:style-name="a816" draw:name="Title 1" svg:x="1.38in" svg:y="0.83in" svg:width="10.3in" svg:height="4.42in" presentation:class="title" presentation:placeholder="false">
          <draw:text-box>
            <text:p text:style-name="a815" text:class-names="" text:cond-style-name=""><text:span text:style-name="a813" text:class-names="">Isaiah Part 3</text:span><text:span text:style-name="a814" text:class-names=""/></text:p>
          </draw:text-box>
          <svg:title/>
          <svg:desc/>
        </draw:frame>
        <draw:frame draw:id="id134" presentation:style-name="a8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3</dc:title>
    <meta:initial-creator>David STRICKLAND</meta:initial-creator>
    <dc:creator>David STRICKLAND</dc:creator>
    <meta:creation-date>2020-02-22T19:28:02Z</meta:creation-date>
    <dc:date>2020-02-22T19:28:03Z</dc:date>
    <meta:template xlink:href="BibleStudy" xlink:type="simple"/>
    <meta:editing-cycles>1</meta:editing-cycles>
    <meta:editing-duration>PT0S</meta:editing-duration>
    <meta:document-statistic meta:paragraph-count="72" meta:word-count="565"/>
  </office:meta>
</office:document-meta>
</file>